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771in" fo:margin-left="0.0063in" fo:margin-right="0.0097in" table:align="margins" style:may-break-between-rows="false" style:writing-mode="lr-tb"/>
    </style:style>
    <style:style style:name="_31_125.A" style:display-name="1125.A" style:family="table-column">
      <style:table-column-properties style:column-width="0.7917in" style:rel-column-width="7770*"/>
    </style:style>
    <style:style style:name="_31_125.B" style:display-name="1125.B" style:family="table-column">
      <style:table-column-properties style:column-width="0.5396in" style:rel-column-width="5295*"/>
    </style:style>
    <style:style style:name="_31_125.C" style:display-name="1125.C" style:family="table-column">
      <style:table-column-properties style:column-width="0.5097in" style:rel-column-width="5002*"/>
    </style:style>
    <style:style style:name="_31_125.H" style:display-name="1125.H" style:family="table-column">
      <style:table-column-properties style:column-width="0.7in" style:rel-column-width="6870*"/>
    </style:style>
    <style:style style:name="_31_125.K" style:display-name="1125.K" style:family="table-column">
      <style:table-column-properties style:column-width="0.6979in" style:rel-column-width="6850*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771in" fo:margin-left="0.0063in" fo:margin-right="0.0097in" table:align="margins" style:may-break-between-rows="false" style:writing-mode="lr-tb"/>
    </style:style>
    <style:style style:name="_31_125A.A" style:display-name="1125A.A" style:family="table-column">
      <style:table-column-properties style:column-width="0.7917in" style:rel-column-width="7770*"/>
    </style:style>
    <style:style style:name="_31_125A.B" style:display-name="1125A.B" style:family="table-column">
      <style:table-column-properties style:column-width="0.5396in" style:rel-column-width="5295*"/>
    </style:style>
    <style:style style:name="_31_125A.C" style:display-name="1125A.C" style:family="table-column">
      <style:table-column-properties style:column-width="0.5097in" style:rel-column-width="5002*"/>
    </style:style>
    <style:style style:name="_31_125A.H" style:display-name="1125A.H" style:family="table-column">
      <style:table-column-properties style:column-width="0.7in" style:rel-column-width="6870*"/>
    </style:style>
    <style:style style:name="_31_125A.K" style:display-name="1125A.K" style:family="table-column">
      <style:table-column-properties style:column-width="0.6979in" style:rel-column-width="6850*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771in" fo:margin-left="0.0063in" fo:margin-right="0.0097in" table:align="margins" style:may-break-between-rows="false" style:writing-mode="lr-tb"/>
    </style:style>
    <style:style style:name="BDPS_5f_g.A" style:display-name="BDPS_g.A" style:family="table-column">
      <style:table-column-properties style:column-width="0.8125in" style:rel-column-width="7974*"/>
    </style:style>
    <style:style style:name="BDPS_5f_g.B" style:display-name="BDPS_g.B" style:family="table-column">
      <style:table-column-properties style:column-width="0.5188in" style:rel-column-width="5091*"/>
    </style:style>
    <style:style style:name="BDPS_5f_g.C" style:display-name="BDPS_g.C" style:family="table-column">
      <style:table-column-properties style:column-width="0.5097in" style:rel-column-width="5002*"/>
    </style:style>
    <style:style style:name="BDPS_5f_g.H" style:display-name="BDPS_g.H" style:family="table-column">
      <style:table-column-properties style:column-width="0.7in" style:rel-column-width="6870*"/>
    </style:style>
    <style:style style:name="BDPS_5f_g.K" style:display-name="BDPS_g.K" style:family="table-column">
      <style:table-column-properties style:column-width="0.6979in" style:rel-column-width="6850*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42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normal" style:font-size-asian="9pt" style:font-style-asian="normal" style:font-size-complex="9pt" style:font-style-complex="normal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P5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5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7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0" style:family="paragraph" style:parent-style-name="Heading_20_2">
      <style:text-properties style:font-name="Arial" fo:font-size="10pt" style:font-size-asian="10pt" style:font-size-complex="10pt"/>
    </style:style>
    <style:style style:name="P61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fo:language="en" fo:country="US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style:font-weight-complex="bold"/>
    </style:style>
    <style:style style:name="T23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style:text-position="super 58%" fo:language="en" fo:country="US" style:text-underline-style="none" style:font-weight-complex="bold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31" style:family="text">
      <style:text-properties style:text-position="sub 58%" fo:language="en" fo:country="US" fo:font-style="normal" style:font-style-asian="normal" style:font-style-complex="normal"/>
    </style:style>
    <style:style style:name="T32" style:family="text">
      <style:text-properties style:text-position="sub 58%" fo:language="ru" fo:country="RU" fo:font-style="normal" style:font-style-asian="normal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fo:language="ru" fo:country="RU" style:font-name-complex="Times New Roman" style:font-weight-complex="bold"/>
    </style:style>
    <style:style style:name="T36" style:family="text">
      <style:text-properties fo:language="ru" fo:country="RU" fo:font-style="italic" style:font-style-asian="italic" style:font-style-complex="italic"/>
    </style:style>
    <style:style style:name="T37" style:family="text">
      <style:text-properties style:font-name="Times New Roman" style:font-name-asian="Times New Roman"/>
    </style:style>
    <style:style style:name="T38" style:family="text">
      <style:text-properties style:font-name="Times New Roman" style:font-name-asian="Times New Roman" style:font-weight-complex="bold"/>
    </style:style>
    <style:style style:name="T39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1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3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4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5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6" style:family="text">
      <style:text-properties style:use-window-font-color="true" style:text-position="0% 100%" fo:language="en" fo:country="US"/>
    </style:style>
    <style:style style:name="T47" style:family="text">
      <style:text-properties style:use-window-font-color="true" style:text-position="0% 100%" fo:language="en" fo:country="US" style:text-underline-style="none" style:font-name-complex="Symbol1"/>
    </style:style>
    <style:style style:name="T48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49" style:family="text">
      <style:text-properties style:use-window-font-color="true" style:text-position="0% 100%" fo:language="en" fo:country="US" style:text-underline-style="none" style:font-name-complex="Times New Roman"/>
    </style:style>
    <style:style style:name="T50" style:family="text">
      <style:text-properties style:use-window-font-color="true" style:text-position="0% 100%" fo:language="en" fo:country="US" style:font-name-complex="Symbol1"/>
    </style:style>
    <style:style style:name="T51" style:family="text">
      <style:text-properties style:use-window-font-color="true" fo:language="en" fo:country="US"/>
    </style:style>
    <style:style style:name="T52" style:family="text">
      <style:text-properties style:use-window-font-color="true" fo:language="en" fo:country="US" style:font-name-complex="Symbol1"/>
    </style:style>
    <style:style style:name="T53" style:family="text">
      <style:text-properties style:font-name-complex="Arial"/>
    </style:style>
    <style:style style:name="T54" style:family="text">
      <style:text-properties style:text-position="0% 100%"/>
    </style:style>
    <style:style style:name="T55" style:family="text">
      <style:text-properties style:text-position="0% 100%" fo:language="en" fo:country="US"/>
    </style:style>
    <style:style style:name="T56" style:family="text">
      <style:text-properties style:text-position="0% 100%" fo:language="en" fo:country="US" fo:font-style="normal" style:font-style-asian="normal" style:font-style-complex="normal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0" style:family="text">
      <style:text-properties style:text-position="0% 100%" fo:language="en" fo:country="US" style:font-weight-complex="bold"/>
    </style:style>
    <style:style style:name="T61" style:family="text">
      <style:text-properties style:text-position="0% 100%" fo:language="en" fo:country="US" fo:font-style="italic" style:font-style-asian="italic" style:font-name-complex="Symbol1" style:font-style-complex="italic"/>
    </style:style>
    <style:style style:name="T62" style:family="text">
      <style:text-properties style:text-position="0% 100%" style:font-name="Symbol" fo:language="en" fo:country="US" style:font-name-complex="Symbol"/>
    </style:style>
    <style:style style:name="T63" style:family="text">
      <style:text-properties style:text-position="0% 100%" fo:font-style="italic" style:font-style-asian="italic" style:font-name-complex="Symbol1" style:font-style-complex="italic"/>
    </style:style>
    <style:style style:name="T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6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-complex="Times New Roman"/>
    </style:style>
    <style:style style:name="T68" style:family="text">
      <style:text-properties style:font-name-complex="Times New Roman" style:font-weight-complex="bold"/>
    </style:style>
    <style:style style:name="T69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0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1" style:family="text">
      <style:text-properties style:font-name-asian="Times New Roman" style:font-weight-complex="bold"/>
    </style:style>
    <style:style style:name="T72" style:family="text">
      <style:text-properties style:font-name-complex="Symbol1"/>
    </style:style>
    <style:style style:name="T73" style:family="text">
      <style:text-properties style:font-name-asian="Arial"/>
    </style:style>
    <style:style style:name="T74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ALIBRATION CERTIFICATE</text:p>
      <text:p text:style-name="P33"><text:span text:style-name="T40">Type:</text:span><text:span text:style-name="T39"> Radiation monitor $type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5">/</text:span><text:span text:style-name="T14">N</text:span><text:span text:style-name="T65">:</text:span><text:span text:style-name="T64"> </text:span><text:span text:style-name="T66">$serial</text:span></text:p>
      <text:p text:style-name="P15"/>
      <table:table table:name="tml0" table:style-name="tml0">
        <table:table-column table:style-name="tml0.A"/>
        <table:table-row>
          <table:table-cell table:style-name="tml0.A1" office:value-type="string">
            <text:p text:style-name="P29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</text:span><text:span text:style-name="T35">5</text:span><text:span text:style-name="T68">:</text:span><text:span text:style-name="T74"> </text:span><text:span text:style-name="T38">γ 30</text:span><text:span text:style-name="T74"> </text:span><text:span text:style-name="T16">n</text:span><text:span text:style-name="T7">Sv/h</text:span> – 300 <text:s/><text:span text:style-name="T7">m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</text:span><text:span text:style-name="T35">А</text:span><text:span text:style-name="T68">:</text:span><text:span text:style-name="T74"> </text:span><text:span text:style-name="T38">γ 3</text:span><text:span text:style-name="T37">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<text:span text:style-name="T74">2: </text:span><text:span text:style-name="T38">γ</text:span><text:span text:style-name="T71"> 0</text:span><text:span text:style-name="T74">.</text:span>1 <text:span text:style-name="T7">µSv/h</text:span> – 30.0 m<text:span text:style-name="T7">Sv/h</text:span>;</text:p>
            <text:p text:style-name="P5"/>
            <text:p text:style-name="P24"><text:span text:style-name="T7">Flux density</text:span> <text:span text:style-name="T7">measurement limits of </text:span>α <text:span text:style-name="T7">particles</text:span>:</text:p>
            <text:p text:style-name="P25"><text:span text:style-name="T51">BDPS</text:span>-02: <text:span text:style-name="T19">α</text:span> 2.4 – 10<text:span text:style-name="T20">6</text:span> <text:span text:style-name="T51">min</text:span><text:span text:style-name="T20">-1</text:span><text:span text:style-name="T19">⋅</text:span><text:span text:style-name="T52">c</text:span><text:span text:style-name="T51">m</text:span><text:span text:style-name="T20">-2</text:span>;</text:p>
            <text:p text:style-name="P25"/>
            <text:p text:style-name="P24"><text:span text:style-name="T7">Flux density</text:span> <text:span text:style-name="T7">measurement limits of β</text:span> <text:span text:style-name="T7">particles</text:span>:</text:p>
            <text:p text:style-name="P31"><text:span text:style-name="T46">BDPS</text:span><text:span text:style-name="T54">-02: </text:span><text:span text:style-name="T62">β</text:span><text:span text:style-name="T54"> 6.0 – 10</text:span><text:span text:style-name="T20">6</text:span><text:span text:style-name="T54"> </text:span><text:span text:style-name="T46">min</text:span><text:span text:style-name="T20">-1</text:span><text:span text:style-name="T62">⋅</text:span><text:span text:style-name="T50">c</text:span><text:span text:style-name="T46">m</text:span><text:span text:style-name="T20">-2</text:span><text:span text:style-name="T54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5">SA of </text:span><text:span text:style-name="T21">137</text:span><text:span text:style-name="T55">Cs count rate:</text:span></text:p>
            <text:p text:style-name="P5"><text:span text:style-name="T60">from $ua_min s</text:span><text:span text:style-name="T22">-1</text:span><text:span text:style-name="T60"> to 10</text:span><text:span text:style-name="T22">5 </text:span><text:span text:style-name="T60">s</text:span><text:span text:style-name="T24">-1</text:span></text:p>
          </table:table-cell>
        </table:table-row>
      </table:table>
      <text:p text:style-name="Standard"><text:span text:style-name="T69">03: ± 20 %</text:span><text:span text:style-name="T70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60" text:outline-level="2"><text:span text:style-name="T34">АТ1125</text:span><text:span text:style-name="T67">: </text:span><text:span text:style-name="T41"><text:s/></text:span><text:span text:style-name="T43">± </text:span><text:span text:style-name="T44">15</text:span><text:span text:style-name="T43"> %</text:span><text:span text:style-name="T45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60" text:outline-level="2"><text:span text:style-name="T34">АТ1125А</text:span><text:span text:style-name="T67">: </text:span><text:span text:style-name="T41"><text:s/></text:span><text:span text:style-name="T43">± </text:span><text:span text:style-name="T44">15</text:span><text:span text:style-name="T43"> %</text:span><text:span text:style-name="T45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60" text:outline-level="2"><text:span text:style-name="T67">BDPS-02: </text:span><text:span text:style-name="T10">α </text:span><text:span text:style-name="T11">2,4 – 30 min</text:span><text:span text:style-name="T23">-1</text:span><text:span text:style-name="T10">⋅ </text:span><text:span text:style-name="T11">sm</text:span><text:span text:style-name="T23">- 2 <text:s/></text:span><text:span text:style-name="T57">–</text:span><text:span text:style-name="T23"> <text:s/></text:span><text:span text:style-name="T58">± 30 %</text:span></text:h>
            <text:p text:style-name="P38"><text:span text:style-name="T59">α </text:span><text:span text:style-name="T57">30 <text:s/>– <text:s text:c="2"/>10</text:span><text:span text:style-name="T23">6</text:span><text:span text:style-name="T57"> min</text:span><text:span text:style-name="T23">-1</text:span><text:span text:style-name="T59">⋅ </text:span><text:span text:style-name="T57">sm</text:span><text:span text:style-name="T23">- 2 <text:s/></text:span><text:span text:style-name="T57">–</text:span><text:span text:style-name="T23"> <text:s/></text:span><text:span text:style-name="T58">± 20 %</text:span></text:p>
            <text:list xml:id="list7969157771745440656" text:style-name="WW8Num2">
              <text:list-item>
                <text:p text:style-name="P57"><text:span text:style-name="T12">β</text:span><text:span text:style-name="T13"> </text:span><text:span text:style-name="T11">6 – 10</text:span><text:span text:style-name="T23">6</text:span><text:span text:style-name="T11"> min</text:span><text:span text:style-name="T23">-1</text:span><text:span text:style-name="T10">⋅</text:span><text:span text:style-name="T11"> sm</text:span><text:span text:style-name="T23">- 2 <text:s text:c="2"/></text:span><text:span text:style-name="T57">–</text:span><text:span text:style-name="T23"> <text:s/></text:span><text:span text:style-name="T58">± 20 %</text:span></text:p>
              </text:list-item>
            </text:list>
            <text:h text:style-name="P61" text:outline-level="2"><text:span text:style-name="T48">γ </text:span><text:span text:style-name="T49">0.10 </text:span><text:span text:style-name="T47">µ</text:span><text:span text:style-name="T49">Sv/h – 30 mSv/h</text:span><text:span text:style-name="T42"> <text:s/></text:span><text:span text:style-name="T49">–</text:span><text:span text:style-name="T42"> <text:s/></text:span><text:span text:style-name="T49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0">SA of </text:span><text:span text:style-name="T22">137</text:span><text:span text:style-name="T60">Cs count rate: ± </text:span><text:span text:style-name="T60">20 %</text:span></text:p>
          </table:table-cell>
        </table:table-row>
      </table:table>
      <text:p text:style-name="P16"/>
      <text:p text:style-name="P3">Operating conditions:</text:p>
      <text:list xml:id="list1286799471653378961" text:style-name="L1">
        <text:list-item>
          <text:p text:style-name="P58"><text:span text:style-name="T9">Air temperature<text:tab/></text:span><text:span text:style-name="T53"><text:tab/><text:tab/><text:tab/>+</text:span><text:span text:style-name="T9">$temp</text:span><text:span text:style-name="T53"> °</text:span><text:span text:style-name="T9">C</text:span></text:p>
        </text:list-item>
        <text:list-item>
          <text:p text:style-name="P58"><text:span text:style-name="T9">Atmospheric pressure<text:tab/></text:span><text:span text:style-name="T9"><text:tab/><text:tab/><text:tab/>98,5 kPa</text:span></text:p>
        </text:list-item>
        <text:list-item>
          <text:p text:style-name="P58"><text:span text:style-name="T9">Relative humidity<text:tab/><text:tab/></text:span><text:span text:style-name="T9"><text:tab/><text:tab/>$vlag %</text:span></text:p>
        </text:list-item>
        <text:list-item>
          <text:p text:style-name="P5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2"><text:span text:style-name="T15">Calibration means</text:span><text:span text:style-name="T73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39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40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40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40">- <text:span text:style-name="T7">$eng_facility_beta</text:span>;</text:p>
          </table:table-cell>
        </table:table-row>
      </table:table>
      <text:p text:style-name="P41"/>
      <table:table table:name="1125" table:style-name="_31_125">
        <table:table-column table:style-name="_31_125.A"/>
        <table:table-column table:style-name="_31_125.B"/>
        <table:table-column table:style-name="_31_125.C" table:number-columns-repeated="5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22">Calibration data</text:p>
            <text:p text:style-name="P23"/>
            <text:p text:style-name="P23">Radiation monitor $type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_31_125.B2" table:number-rows-spanned="3" office:value-type="string">
            <text:p text:style-name="P49">Radia-tion source <text:s/>number</text:p>
          </table:table-cell>
          <table:table-cell table:style-name="_31_125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_31_125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_31_125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6"><text:span text:style-name="T26">H</text:span><text:span text:style-name="T27">1</text:span></text:p>
          </table:table-cell>
          <table:table-cell table:style-name="_31_125.D3" office:value-type="string">
            <text:p text:style-name="P37"><text:span text:style-name="T8">H</text:span><text:span text:style-name="T27">2</text:span></text:p>
          </table:table-cell>
          <table:table-cell table:style-name="_31_125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µSv/h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µSv/h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µSv/h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<text:span text:style-name="T7">m</text:span>Sv/h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<text:span text:style-name="T7">m</text:span>Sv/h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/>
        <table:table-column table:style-name="_31_125A.C" table:number-columns-repeated="5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22">Calibration data</text:p>
            <text:p text:style-name="P23"/>
            <text:p text:style-name="P23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_31_125A.B2" table:number-rows-spanned="3" office:value-type="string">
            <text:p text:style-name="P49">Radia-tion source <text:s/>number</text:p>
          </table:table-cell>
          <table:table-cell table:style-name="_31_125A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_31_125A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_31_125A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6"><text:span text:style-name="T26">H</text:span><text:span text:style-name="T27">1</text:span></text:p>
          </table:table-cell>
          <table:table-cell table:style-name="_31_125A.D3" office:value-type="string">
            <text:p text:style-name="P37"><text:span text:style-name="T8">H</text:span><text:span text:style-name="T27">2</text:span></text:p>
          </table:table-cell>
          <table:table-cell table:style-name="_31_125A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µSv/h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µSv/h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µSv/h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µSv/h</text:span>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µSv/h</text:span>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mSv/h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mSv/h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mSv/h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42"/>
            <text:p text:style-name="P21"><text:span text:style-name="T54">SA of </text:span><text:span text:style-name="T20">137</text:span><text:span text:style-name="T54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50">Radia-tion source <text:s/>number</text:p>
          </table:table-cell>
          <table:table-cell table:style-name="BZ.B2" table:number-rows-spanned="3" office:value-type="string">
            <text:p text:style-name="P11">SA in reference point,</text:p>
            <text:p text:style-name="P52">A<text:span text:style-name="T27">oi</text:span>, <text:span text:style-name="T26">Bq/kg</text:span></text:p>
          </table:table-cell>
          <table:table-cell table:style-name="BZ.B2" table:number-columns-spanned="4" office:value-type="string">
            <text:p text:style-name="P36">Dose rate measurement at check point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37"><text:span text:style-name="T7">Average value</text:span>, <text:span text:style-name="T56">A</text:span><text:span text:style-name="T31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53"><text:span text:style-name="T7">A</text:span><text:span text:style-name="T28">o1</text:span></text:p>
          </table:table-cell>
          <table:table-cell table:style-name="BZ.C4" office:value-type="string">
            <text:p text:style-name="P53"><text:span text:style-name="T7">A</text:span><text:span text:style-name="T28">o2</text:span></text:p>
          </table:table-cell>
          <table:table-cell table:style-name="BZ.C4" office:value-type="string">
            <text:p text:style-name="P53"><text:span text:style-name="T7">A</text:span><text:span text:style-name="T28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2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20</text:span></text:p>
          </table:table-cell>
        </table:table-row>
        <table:table-row>
          <table:table-cell table:style-name="BZ.A5" office:value-type="string">
            <text:p text:style-name="P12">$6-A1</text:p>
          </table:table-cell>
          <table:table-cell table:style-name="BZ.C3" office:value-type="string">
            <text:p text:style-name="P12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2">$6-A2</text:p>
          </table:table-cell>
          <table:table-cell table:style-name="BZ.C3" office:value-type="string">
            <text:p text:style-name="P12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2">$6-A3</text:p>
          </table:table-cell>
          <table:table-cell table:style-name="BZ.B8" office:value-type="string">
            <text:p text:style-name="P12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20"/>
            <text:p text:style-name="P18"><text:span text:style-name="T7">BDPS-02 (</text:span><text:span text:style-name="T19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4"><text:span text:style-name="T7">Flux density in test point</text:span> <text:span text:style-name="T72">φ</text:span><text:span text:style-name="T27">0</text:span><text:span text:style-name="T28">i</text:span>,</text:p>
            <text:p text:style-name="P55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a.B2" table:number-rows-spanned="3" office:value-type="string">
            <text:p text:style-name="P49">Radia-tion source <text:s/>number</text:p>
          </table:table-cell>
          <table:table-cell table:style-name="BDPS_5f_a.B2" table:number-columns-spanned="4" office:value-type="string">
            <text:p text:style-name="P37"><text:span text:style-name="T7">Measured radiation flux density in test point</text:span>, <text:span text:style-name="T61">φ</text:span><text:span text:style-name="T30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46"><text:span text:style-name="T17">Relative alph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37"><text:span text:style-name="T7">Measured value</text:span> <text:span text:style-name="T61">φ</text:span><text:span text:style-name="T30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37"><text:span text:style-name="T7">Average value</text:span>, <text:span text:style-name="T61">φ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36"><text:span text:style-name="T63">φ</text:span><text:span text:style-name="T27">1</text:span></text:p>
          </table:table-cell>
          <table:table-cell table:style-name="BDPS_5f_a.C4" office:value-type="string">
            <text:p text:style-name="P37"><text:span text:style-name="T61">φ</text:span><text:span text:style-name="T27">2</text:span></text:p>
          </table:table-cell>
          <table:table-cell table:style-name="BDPS_5f_a.C4" office:value-type="string">
            <text:p text:style-name="P37"><text:span text:style-name="T61">φ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3">$3-90</text:p>
          </table:table-cell>
          <table:table-cell table:style-name="BDPS_5f_a.B5" office:value-type="float" office:value="1179">
            <text:p text:style-name="P14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9">±<text:span text:style-name="T7">20</text:span></text:p>
          </table:table-cell>
        </table:table-row>
        <table:table-row>
          <table:table-cell table:style-name="BDPS_5f_a.A5" office:value-type="string">
            <text:p text:style-name="P13">$3-9<text:span text:style-name="T33">1</text:span></text:p>
          </table:table-cell>
          <table:table-cell table:style-name="BDPS_5f_a.B5" office:value-type="float" office:value="1180">
            <text:p text:style-name="P14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3">$3-9<text:span text:style-name="T33">2</text:span></text:p>
          </table:table-cell>
          <table:table-cell table:style-name="BDPS_5f_a.B5" office:value-type="float" office:value="1181">
            <text:p text:style-name="P14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3">$3-9<text:span text:style-name="T33">3</text:span></text:p>
          </table:table-cell>
          <table:table-cell table:style-name="BDPS_5f_a.B5" office:value-type="float" office:value="1182">
            <text:p text:style-name="P14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3">$3-9<text:span text:style-name="T33">4</text:span></text:p>
          </table:table-cell>
          <table:table-cell table:style-name="BDPS_5f_a.B9" office:value-type="float" office:value="1183">
            <text:p text:style-name="P14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20"/>
            <text:p text:style-name="P18"><text:span text:style-name="T7">BDPS-02 (</text:span><text:span text:style-name="T19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4"><text:span text:style-name="T7">Flux density in test point</text:span> <text:span text:style-name="T72">φ</text:span><text:span text:style-name="T27">0</text:span><text:span text:style-name="T28">i</text:span>,</text:p>
            <text:p text:style-name="P55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b.B2" table:number-rows-spanned="3" office:value-type="string">
            <text:p text:style-name="P49">Radia-tion source <text:s/>number</text:p>
          </table:table-cell>
          <table:table-cell table:style-name="BDPS_5f_b.B2" table:number-columns-spanned="4" office:value-type="string">
            <text:p text:style-name="P37"><text:span text:style-name="T7">Measured radiation flux density in test point</text:span>, <text:span text:style-name="T61">φ</text:span><text:span text:style-name="T30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6"><text:span text:style-name="T17">Relative bet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37"><text:span text:style-name="T7">Measured value</text:span> <text:span text:style-name="T61">φ</text:span><text:span text:style-name="T30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37"><text:span text:style-name="T7">Average value</text:span>, <text:span text:style-name="T61">φ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36"><text:span text:style-name="T63">φ</text:span><text:span text:style-name="T27">1</text:span></text:p>
          </table:table-cell>
          <table:table-cell table:style-name="BDPS_5f_b.C4" office:value-type="string">
            <text:p text:style-name="P37"><text:span text:style-name="T61">φ</text:span><text:span text:style-name="T27">2</text:span></text:p>
          </table:table-cell>
          <table:table-cell table:style-name="BDPS_5f_b.C4" office:value-type="string">
            <text:p text:style-name="P37"><text:span text:style-name="T61">φ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3">$4-90</text:p>
          </table:table-cell>
          <table:table-cell table:style-name="BDPS_5f_b.B5" office:value-type="float" office:value="660">
            <text:p text:style-name="P14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9">±<text:span text:style-name="T7">20</text:span></text:p>
          </table:table-cell>
        </table:table-row>
        <table:table-row>
          <table:table-cell table:style-name="BDPS_5f_b.A5" office:value-type="string">
            <text:p text:style-name="P13">$4-9<text:span text:style-name="T33">1</text:span></text:p>
          </table:table-cell>
          <table:table-cell table:style-name="BDPS_5f_b.B5" office:value-type="float" office:value="0">
            <text:p text:style-name="P14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3">$4-9<text:span text:style-name="T33">2</text:span></text:p>
          </table:table-cell>
          <table:table-cell table:style-name="BDPS_5f_b.B5" office:value-type="float" office:value="0">
            <text:p text:style-name="P14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3">$4-9<text:span text:style-name="T33">3</text:span></text:p>
          </table:table-cell>
          <table:table-cell table:style-name="BDPS_5f_b.B5" office:value-type="float" office:value="0">
            <text:p text:style-name="P14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3">$4-9<text:span text:style-name="T33">4</text:span></text:p>
          </table:table-cell>
          <table:table-cell table:style-name="BDPS_5f_b.B9" office:value-type="float" office:value="0">
            <text:p text:style-name="P14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/>
        <table:table-column table:style-name="BDPS_5f_g.C" table:number-columns-repeated="5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19"/>
            <text:p text:style-name="P18"><text:span text:style-name="T7">BDPS-02 (</text:span><text:span text:style-name="T19">γ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BDPS_5f_g.B2" table:number-rows-spanned="3" office:value-type="string">
            <text:p text:style-name="P49">Radia-tion source <text:s/>number</text:p>
          </table:table-cell>
          <table:table-cell table:style-name="BDPS_5f_g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BDPS_5f_g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BDPS_5f_g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6"><text:span text:style-name="T26">H</text:span><text:span text:style-name="T27">1</text:span></text:p>
          </table:table-cell>
          <table:table-cell table:style-name="BDPS_5f_g.D3" office:value-type="string">
            <text:p text:style-name="P37"><text:span text:style-name="T8">H</text:span><text:span text:style-name="T27">2</text:span></text:p>
          </table:table-cell>
          <table:table-cell table:style-name="BDPS_5f_g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µSv/h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9">±<text:span text:style-name="T33">20</text:span></text:p>
          </table:table-cell>
        </table:table-row>
        <table:table-row>
          <table:table-cell table:style-name="BDPS_5f_g.A5" office:value-type="string">
            <text:p text:style-name="P9">7 µSv/h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µSv/h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mSv/h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mSv/h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mSv/h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0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07T15:52:21.78</dc:date>
    <meta:print-date>2019-04-03T15:18:00</meta:print-date>
    <meta:editing-cycles>177</meta:editing-cycles>
    <meta:editing-duration>PT11H31M27S</meta:editing-duration>
    <meta:generator>OpenOffice/4.1.6$Win32 OpenOffice.org_project/416m1$Build-9790</meta:generator>
    <meta:document-statistic meta:table-count="20" meta:image-count="1" meta:object-count="0" meta:page-count="3" meta:paragraph-count="454" meta:word-count="885" meta:character-count="5005"/>
  </office:meta>
</office:document-meta>
</file>